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Calibri" svg:font-family="Calibri, 'Segoe U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style:font-name="Lucida Handwriting" fo:font-size="12pt" style:font-size-asian="12pt" style:font-size-complex="12pt"/>
    </style:style>
    <style:style style:name="P4"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style:font-name="Garamond" fo:font-size="12pt" style:font-size-asian="12pt" style:font-size-complex="12pt"/>
    </style:style>
    <style:style style:name="P5"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style:font-name="Lucida Handwriting" fo:font-size="16pt" fo:font-weight="bold" style:font-size-asian="16pt" style:font-weight-asian="bold" style:font-size-complex="16pt"/>
    </style:style>
    <style:style style:name="P6" style:family="paragraph" style:parent-style-name="Standard">
      <style:paragraph-properties fo:margin-left="0cm" fo:margin-right="0cm" fo:margin-top="0cm" fo:margin-bottom="0.15cm" style:line-height-at-least="0.529cm" fo:text-align="justify" style:justify-single-word="false" fo:text-indent="0.501cm" style:auto-text-indent="false"/>
      <style:text-properties style:font-name="Lucida Handwriting" fo:font-size="16pt" fo:font-weight="bold" style:font-size-asian="16pt" style:font-weight-asian="bold" style:font-size-complex="16pt"/>
    </style:style>
    <style:style style:name="P7"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style:font-name="Lucida Handwriting" fo:font-size="16pt" fo:font-weight="normal" style:font-size-asian="16pt" style:font-weight-asian="normal" style:font-size-complex="16pt" style:font-weight-complex="normal"/>
    </style:style>
    <style:style style:name="P8"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style:font-name="Lucida Handwriting" fo:font-size="14pt" fo:font-weight="bold" style:font-size-asian="14pt" style:font-weight-asian="bold" style:font-size-complex="14pt"/>
    </style:style>
    <style:style style:name="P9"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style:font-name="Lucida Handwriting" style:font-name-complex="Arial"/>
    </style:style>
    <style:style style:name="P10"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fo:color="#ff0000" style:font-name="Lucida Handwriting" fo:font-size="16pt" fo:font-weight="bold" style:font-size-asian="16pt" style:font-weight-asian="bold" style:font-size-complex="16pt"/>
    </style:style>
    <style:style style:name="P11"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fo:color="#ff0000" style:font-name="Lucida Handwriting" fo:font-size="16pt" fo:font-weight="bold" style:font-size-asian="16pt" style:font-weight-asian="bold" style:font-name-complex="Arial" style:font-size-complex="16pt"/>
    </style:style>
    <style:style style:name="P12"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fo:color="#ff0000" style:font-name="Lucida Handwriting" fo:font-size="16pt" fo:font-weight="bold" style:font-size-asian="16pt" style:font-weight-asian="bold" style:font-name-complex="Arial" style:font-size-complex="16pt" style:font-weight-complex="bold"/>
    </style:style>
    <style:style style:name="P13"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fo:color="#ff0000" style:font-name="Lucida Handwriting" fo:font-size="14pt" fo:font-weight="bold" style:font-size-asian="14pt" style:font-weight-asian="bold" style:font-name-complex="Arial" style:font-size-complex="14pt" style:font-weight-complex="bold"/>
    </style:style>
    <style:style style:name="P14" style:family="paragraph" style:parent-style-name="Standard">
      <style:paragraph-properties fo:margin-left="0cm" fo:margin-right="0cm" fo:margin-top="0cm" fo:margin-bottom="0.15cm" style:line-height-at-least="0.529cm" fo:text-align="justify" style:justify-single-word="false" fo:text-indent="0.501cm" style:auto-text-indent="false" fo:break-before="page"/>
      <style:text-properties style:font-name="Lucida Handwriting" fo:font-size="16pt" fo:font-weight="bold" style:font-size-asian="16pt" style:font-weight-asian="bold" style:font-size-complex="16pt"/>
    </style:style>
    <style:style style:name="P15" style:family="paragraph" style:parent-style-name="Normal_20__28_Web_29_">
      <style:paragraph-properties fo:margin-top="0.494cm" fo:margin-bottom="0cm"/>
      <style:text-properties style:font-name="Lucida Handwriting"/>
    </style:style>
    <style:style style:name="P16" style:family="paragraph" style:parent-style-name="Normal_20__28_Web_29_">
      <style:paragraph-properties fo:margin-top="0.494cm" fo:margin-bottom="0cm" fo:text-align="justify" style:justify-single-word="false"/>
      <style:text-properties style:font-name="Lucida Handwriting"/>
    </style:style>
    <style:style style:name="P17" style:family="paragraph" style:parent-style-name="Normal_20__28_Web_29_">
      <style:paragraph-properties fo:margin-top="0.494cm" fo:margin-bottom="0cm" fo:text-align="justify" style:justify-single-word="false"/>
      <style:text-properties style:font-name="Lucida Handwriting" style:font-name-complex="Arial"/>
    </style:style>
    <style:style style:name="P18" style:family="paragraph" style:parent-style-name="Normal_20__28_Web_29_">
      <style:paragraph-properties fo:margin-top="0.494cm" fo:margin-bottom="0cm" fo:text-align="justify" style:justify-single-word="false"/>
      <style:text-properties style:font-name="Lucida Handwriting" fo:font-weight="bold" style:font-weight-asian="bold" style:font-name-complex="Arial" style:font-weight-complex="bold"/>
    </style:style>
    <style:style style:name="P19" style:family="paragraph" style:parent-style-name="Normal_20__28_Web_29_">
      <style:paragraph-properties fo:margin-top="0.494cm" fo:margin-bottom="0cm" fo:text-align="center" style:justify-single-word="false"/>
      <style:text-properties style:font-name="Lucida Handwriting" fo:font-weight="bold" style:font-weight-asian="bold" style:font-name-complex="Arial" style:font-weight-complex="bold"/>
    </style:style>
    <style:style style:name="P20" style:family="paragraph" style:parent-style-name="Normal_20__28_Web_29_">
      <style:paragraph-properties fo:margin-top="0.494cm" fo:margin-bottom="0cm" fo:text-align="center" style:justify-single-word="false"/>
      <style:text-properties style:font-name="Lucida Handwriting" fo:font-size="14pt" fo:font-weight="bold" style:font-size-asian="14pt" style:font-weight-asian="bold" style:font-name-complex="Arial" style:font-size-complex="14pt" style:font-weight-complex="bold"/>
    </style:style>
    <style:style style:name="P21" style:family="paragraph" style:parent-style-name="Normal_20__28_Web_29_">
      <style:paragraph-properties fo:margin-top="0.494cm" fo:margin-bottom="0cm" fo:text-align="center" style:justify-single-word="false"/>
      <style:text-properties style:font-name="Lucida Handwriting" fo:font-size="14pt" fo:font-weight="bold" style:font-size-asian="14pt" style:font-weight-asian="bold" style:font-size-complex="14pt" style:font-weight-complex="bold"/>
    </style:style>
    <style:style style:name="P22" style:family="paragraph" style:parent-style-name="Normal_20__28_Web_29_">
      <style:paragraph-properties fo:margin-top="0.494cm" fo:margin-bottom="0cm" fo:text-align="center" style:justify-single-word="false"/>
      <style:text-properties style:font-name="Lucida Handwriting" fo:font-size="14pt" style:font-size-asian="14pt" style:font-name-complex="Arial" style:font-size-complex="14pt"/>
    </style:style>
    <style:style style:name="P23" style:family="paragraph" style:parent-style-name="Normal_20__28_Web_29_">
      <style:paragraph-properties fo:margin-top="0.494cm" fo:margin-bottom="0cm" fo:text-align="justify" style:justify-single-word="false"/>
    </style:style>
    <style:style style:name="P24" style:family="paragraph" style:parent-style-name="Normal_20__28_Web_29_">
      <style:paragraph-properties fo:margin-top="0.494cm" fo:margin-bottom="0cm" fo:text-align="justify" style:justify-single-word="false"/>
      <style:text-properties style:font-name="Garamond" style:font-name-complex="Arial"/>
    </style:style>
    <style:style style:name="P25" style:family="paragraph" style:parent-style-name="Normal_20__28_Web_29_">
      <style:paragraph-properties fo:margin-top="0.494cm" fo:margin-bottom="0cm" fo:text-align="justify" style:justify-single-word="false"/>
      <style:text-properties fo:color="#000000" style:font-name="Lucida Handwriting" fo:font-size="12pt" style:font-size-asian="12pt" style:font-name-complex="Arial" style:font-size-complex="12pt"/>
    </style:style>
    <style:style style:name="P26" style:family="paragraph" style:parent-style-name="Normal_20__28_Web_29_">
      <style:paragraph-properties fo:margin-top="0.494cm" fo:margin-bottom="0cm" fo:text-align="justify" style:justify-single-word="false" fo:break-before="page"/>
      <style:text-properties style:font-name="Lucida Handwriting"/>
    </style:style>
    <style:style style:name="P27" style:family="paragraph" style:parent-style-name="Normal_20__28_Web_29_">
      <style:paragraph-properties fo:margin-left="0.635cm" fo:margin-right="0cm" fo:margin-top="0.494cm" fo:margin-bottom="0cm" fo:text-align="justify" style:justify-single-word="false" fo:text-indent="0cm" style:auto-text-indent="false"/>
    </style:style>
    <style:style style:name="P28" style:family="paragraph" style:parent-style-name="Normal_20__28_Web_29_">
      <style:paragraph-properties fo:margin-left="0.635cm" fo:margin-right="0cm" fo:margin-top="0.494cm" fo:margin-bottom="0cm" fo:text-align="justify" style:justify-single-word="false" fo:text-indent="0cm" style:auto-text-indent="false"/>
      <style:text-properties style:font-name="Lucida Handwriting" style:font-name-complex="Arial"/>
    </style:style>
    <style:style style:name="P29" style:family="paragraph" style:parent-style-name="Normal_20__28_Web_29_">
      <style:paragraph-properties fo:margin-left="0.635cm" fo:margin-right="0cm" fo:margin-top="0.494cm" fo:margin-bottom="0cm" fo:text-align="justify" style:justify-single-word="false" fo:text-indent="0cm" style:auto-text-indent="false"/>
      <style:text-properties style:font-name="Garamond" style:font-name-complex="Arial"/>
    </style:style>
    <style:style style:name="P30" style:family="paragraph" style:parent-style-name="Normal_20__28_Web_29_">
      <style:paragraph-properties fo:margin-left="0cm" fo:margin-right="0cm" fo:margin-top="0.494cm" fo:margin-bottom="0cm" fo:text-align="justify" style:justify-single-word="false" fo:text-indent="0cm" style:auto-text-indent="false"/>
      <style:text-properties style:font-name="Lucida Handwriting" fo:font-weight="bold" style:font-weight-asian="bold" style:font-name-complex="Arial" style:font-weight-complex="bold"/>
    </style:style>
    <style:style style:name="P31" style:family="paragraph" style:parent-style-name="Standard" style:master-page-name="Standard">
      <style:paragraph-properties fo:margin-left="0cm" fo:margin-right="0cm" fo:margin-top="0cm" fo:margin-bottom="0.15cm" style:line-height-at-least="0.529cm" fo:text-align="justify" style:justify-single-word="false" fo:text-indent="0.501cm" style:auto-text-indent="false" style:page-number="auto"/>
      <style:text-properties style:font-name="Lucida Handwriting" fo:font-size="16pt" fo:font-weight="bold" style:font-size-asian="16pt" style:font-weight-asian="bold" style:font-size-complex="16pt"/>
    </style:style>
    <style:style style:name="P32"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fo:color="#ff0000" style:font-name="Lucida Handwriting" fo:font-size="16pt" fo:font-weight="bold" style:font-size-asian="16pt" style:font-weight-asian="bold" style:font-name-complex="Arial" style:font-size-complex="16pt"/>
    </style:style>
    <style:style style:name="P33"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fo:color="#ff0000" style:font-name="Lucida Handwriting" fo:font-size="16pt" fo:font-weight="bold" style:font-size-asian="16pt" style:font-weight-asian="bold" style:font-name-complex="Arial" style:font-size-complex="16pt" style:font-weight-complex="bold"/>
    </style:style>
    <style:style style:name="P34" style:family="paragraph" style:parent-style-name="Standard">
      <style:paragraph-properties fo:margin-left="0cm" fo:margin-right="0cm" fo:margin-top="0cm" fo:margin-bottom="0.15cm" style:line-height-at-least="0.529cm" fo:text-align="center" style:justify-single-word="false" fo:text-indent="0.501cm" style:auto-text-indent="false"/>
      <style:text-properties style:font-name="Lucida Handwriting" style:font-name-complex="Arial"/>
    </style:style>
    <style:style style:name="P35" style:family="paragraph" style:parent-style-name="Normal_20__28_Web_29_">
      <style:paragraph-properties fo:margin-left="0.635cm" fo:margin-right="0cm" fo:margin-top="0.494cm" fo:margin-bottom="0cm" fo:text-align="justify" style:justify-single-word="false" fo:text-indent="0cm" style:auto-text-indent="false"/>
      <style:text-properties style:font-name="Lucida Handwriting" style:font-name-complex="Arial"/>
    </style:style>
    <style:style style:name="P36" style:family="paragraph" style:parent-style-name="Normal_20__28_Web_29_">
      <style:paragraph-properties fo:margin-top="0.494cm" fo:margin-bottom="0cm" fo:text-align="justify" style:justify-single-word="false"/>
      <style:text-properties style:font-name="Lucida Handwriting" style:font-name-complex="Arial"/>
    </style:style>
    <style:style style:name="P37" style:family="paragraph" style:parent-style-name="Normal_20__28_Web_29_">
      <style:paragraph-properties fo:margin-top="0.494cm" fo:margin-bottom="0cm" fo:text-align="center" style:justify-single-word="false"/>
      <style:text-properties style:font-name="Lucida Handwriting" fo:font-size="14pt" fo:font-weight="bold" style:font-size-asian="14pt" style:font-weight-asian="bold" style:font-name-complex="Arial" style:font-size-complex="14pt" style:font-weight-complex="bold"/>
    </style:style>
    <style:style style:name="P38" style:family="paragraph" style:parent-style-name="Normal_20__28_Web_29_">
      <style:paragraph-properties fo:margin-top="0.494cm" fo:margin-bottom="0cm" fo:text-align="justify" style:justify-single-word="false"/>
      <style:text-properties fo:color="#ff0000" style:font-name="Lucida Handwriting" fo:font-size="16pt" fo:font-weight="bold" style:font-size-asian="16pt" style:font-weight-asian="bold" style:font-name-complex="Arial" style:font-size-complex="16pt"/>
    </style:style>
    <style:style style:name="P39" style:family="paragraph" style:parent-style-name="Normal_20__28_Web_29_">
      <style:paragraph-properties fo:margin-top="0.494cm" fo:margin-bottom="0cm" fo:text-align="justify" style:justify-single-word="false" fo:break-before="page"/>
      <style:text-properties style:font-name="Lucida Handwriting" style:font-name-complex="Arial"/>
    </style:style>
    <style:style style:name="T1" style:family="text">
      <style:text-properties style:font-name="Garamond"/>
    </style:style>
    <style:style style:name="T2" style:family="text">
      <style:text-properties style:font-name="Garamond" style:font-name-complex="Arial"/>
    </style:style>
    <style:style style:name="T3" style:family="text">
      <style:text-properties style:font-name="Lucida Handwriting"/>
    </style:style>
    <style:style style:name="T4" style:family="text">
      <style:text-properties style:font-name="Lucida Handwriting" style:font-name-complex="Arial"/>
    </style:style>
    <style:style style:name="T5" style:family="text">
      <style:text-properties fo:color="#ff0000"/>
    </style:style>
    <style:style style:name="T6" style:family="text">
      <style:text-properties fo:font-size="16pt"/>
    </style:style>
    <style:style style:name="T7" style:family="text">
      <style:text-properties fo:font-weight="bold"/>
    </style:style>
    <style:style style:name="T8" style:family="text">
      <style:text-properties style:font-size-asian="16pt"/>
    </style:style>
    <style:style style:name="T9" style:family="text">
      <style:text-properties style:font-weight-asian="bold"/>
    </style:style>
    <style:style style:name="T10" style:family="text">
      <style:text-properties style:font-size-complex="16pt"/>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4"/>
      <text:p text:style-name="P6"/>
      <text:p text:style-name="P6"/>
      <text:p text:style-name="P6"/>
      <text:p text:style-name="P6"/>
      <text:p text:style-name="P6"/>
      <text:p text:style-name="P6"/>
      <text:p text:style-name="P10">[ILUSTRACIÓN: La niña en la cama]</text:p>
      <text:p text:style-name="P14"/>
      <text:section text:style-name="Sect1" text:name="Sección1">
        <text:p text:style-name="P7"/>
        <text:p text:style-name="P5"/>
        <text:p text:style-name="P5"/>
        <text:p text:style-name="P8">El cuento de Lucía</text:p>
        <text:p text:style-name="P4"/>
        <text:p text:style-name="P4"/>
        <text:p text:style-name="P4"/>
        <text:p text:style-name="P17">Esto era una vez una niña que era una princesa. Pero no lo sabía. Y tenía un reino. Pero no muy, muy lejano, sino muy, muy cercano. Y no lo sabía. Y también…¡¡¡tenía poderes ¡¡Y tampoco lo sabía!! Pero bueno… <text:s/>¡¡¿¿qué estaba pasando aquí ??!! <text:s/>Había que hacer algo y rápido porque sus súbditos, vamos, los que vivían en su reino, tenían mucha necesidad de que usara sus poderes para salvar sus pobres y tristes vidas… Pero, SI NO SABE QUE ES PRINCESA, NI QUE TIENE UN REINO, NI QUE TIENE PODERES, ¿¿CÓMO NOS VA A RESCATAR??</text:p>
        <text:p text:style-name="P15"><text:soft-page-break/></text:p>
        <text:p text:style-name="P17"/>
        <text:p text:style-name="P17"/>
        <text:p text:style-name="P17"/>
        <text:p text:style-name="P11">[ILUSTRACIÓN: Los jorobados]</text:p>
        <text:p text:style-name="P17"/>
        <text:p text:style-name="P17">Todos los de su reino andaban de lo más preocupado. Cada vez estaban más serios, más canijos o mucho más gordos, a algunos hasta les estaba saliendo joroba ¡!!, por dios, que feos que estaban….!! Y todos, todos arrastraban los pies para andar. Era como una epidemia. Tú ibas andando bien, ¿vale?, derechito, despacito porque estás un poco mustio pero recto. Y de repente, te cruzabas con alguien que andaba sin levantar los pies…..¡¡y allá que empezabas tú haciendo lo mismo!!. . Lo que te digo…¡¡una epidemia en toda regla ¡!. </text:p>
        <text:p text:style-name="P16"><text:soft-page-break/></text:p>
        <text:p text:style-name="P17"/>
        <text:p text:style-name="P13">[ILUSTRACIÓN (*): La silueta de un principe con una interrogación]</text:p>
        <text:p text:style-name="P17">Aquí, en este cuento, nos está haciendo falta un príncipe, pero rapidito. Y que sea guapo, claro, porque para feos, ya tenemos bastantes ¡!! y alto, por si tiene que trepar a algún sitio. Y fuerte, por si tiene que dar puntapiés, que eso, nunca se sabe. Y que sea buena persona, por si tiene que dar besos de los de verdad, de los que suenan fuerte, no de esos que se dan en al aire..¡¡muac,muac ¡!, que mal se oyen, parecen patos afónicos y cabreados….y además, que malos ya hay muchos en el mundo y no deben de quedar puestos fijos para ellos!!. Así que, vamos a resumir: <text:s/>Buscamos a un príncipe guapo, alto, fuerte y bueno. Ya lo estamos complicando. Muchas cosas queremos y todas a la vez. En fin, yo creo que lo suyo es que pongamos un anuncio, a ver qué pasa.</text:p>
        <text:p text:style-name="P17">Y eso hicimos. Y se presentaron tres candidatos.</text:p>
        <text:p text:style-name="P17"><text:soft-page-break/></text:p>
        <text:p text:style-name="P17"/>
        <text:p text:style-name="P16"/>
        <text:p text:style-name="P17"/>
        <text:p text:style-name="P11">[ILUSTRACIÓN: El principe enano en las flores]</text:p>
        <text:p text:style-name="P17"/>
        <text:p text:style-name="P17"/>
        <text:p text:style-name="P17"/>
        <text:p text:style-name="P17">El primero se llamaba…¡¡¡ no me acuerdo porque no dejaba de alucinar de lo chico que era ¡!!. ¿¿ Pero dónde iba ese muchacho?, ¿ es que no había leído bien el anuncio?. Que era alto, por lo de los saltos y eso ¡!. </text:p>
        <text:p text:style-name="P17">En fin. Uno menos. Quedaban dos.</text:p>
        <text:p text:style-name="P16"><text:soft-page-break/></text:p>
        <text:p text:style-name="P17"/>
        <text:p text:style-name="P17"/>
        <text:p text:style-name="P17"/>
        <text:p text:style-name="P17"/>
        <text:p text:style-name="P17">El segundo…bueeeno, alto si que era que, porque para mirarlo hasta tenía que levantar la cabeza; fuerte….bueeeeno, si parecía, porque la camisa que traía puesta se le estaba rompiendo cada vez que movía los brazos y guapo….bueeeeno, a mi me gustan morenos pero este rubio no estaba del todo mal…. Y ¿bueno, era bueno de bueno?. En ese preciso momento cuando yo iba a decir que si, que lo parecía, levantó con prisa una pierna que terminaba en un pie con el número 46 y le arreó un pisotón muy gordo a una lagartija que andaba por allí. ¡¡ qué horror, qué espanto, que tío más malo!!. ¡¡Fuera de aquí, inmediatamente!!. Descartado para siempre <text:s/>jamás. </text:p>
        <text:p text:style-name="P16"><text:soft-page-break/></text:p>
        <text:p text:style-name="P17"/>
        <text:p text:style-name="P17"/>
        <text:p text:style-name="P17"/>
        <text:p text:style-name="P12">[ILUSTRACIÓN: El pisotón a la lagartija]</text:p>
        <text:p text:style-name="P17"/>
        <text:p text:style-name="P17"/>
        <text:p text:style-name="P17">¡Ah!, y de la lagartija no os preocupéis, ¡¡ella sí que era más fuerte de lo que parecía!!. La llevamos rápidamente al hospital y allí le enmendaron la pata rota que tenía. Con el rabo que perdió….¡con ese no se pudo hacer nada!. Pero a ella no le importa. Se maneja perfectamente sin su cola. Sube y baja muy bien por las paredes de los patios…¡¡ cualquiera lo diría!!.</text:p>
        <text:p text:style-name="P17">En fin. Dos menos. Quedaba uno.</text:p>
        <text:p text:style-name="P16"><text:soft-page-break/></text:p>
        <text:p text:style-name="P17"/>
        <text:p text:style-name="P17"/>
        <text:p text:style-name="P9"/>
        <text:p text:style-name="P17"/>
        <text:p text:style-name="P17">A ver, a ver. A este con lupa lo tenemos que investigar. Es alto, pero no se nos cansa el cuello cuando lo miramos. Es fuerte, pero no rompe las camisas, ¡uff, qué alivio!!, que no tenemos dinero para comprarle más ropa….Es guapo, lo justo para que no se lo crea y se nos ponga presumido y es….muyyyyyy bueno. Sin que lo sepa lo hemos estado mirando <text:s/>(ya, ya sabemos que eso no se hace…¡pero es que teníamos que asegurarnos!) y …se ha comido sin rechistar la sopa de mi tía Ana (¡¡ ni os cuento como es la sopa de mi tía Ana!!), ha jugado con Pepote más de una hora al Fifa gritando¡¡gol ¡! y ¡¡fuera!! a partes iguales y no ha dejado de hacernos reír ni un momento con sus payasadas y sus pegoletes…..</text:p>
        <text:p text:style-name="P16"><text:soft-page-break/></text:p>
        <text:p text:style-name="P17"/>
        <text:p text:style-name="P17"/>
        <text:p text:style-name="P17"/>
        <text:p text:style-name="P17"/>
        <text:p text:style-name="P11">[ILUSTRACIÓN: El príncipe que tienes dibujado]</text:p>
        <text:p text:style-name="P17"/>
        <text:p text:style-name="P17"/>
        <text:p text:style-name="P17"/>
        <text:p text:style-name="P22">¡¡Este es. Este es.!! Dijimos todos a la vez. </text:p>
        <text:p text:style-name="P16"/>
        <text:p text:style-name="P17"><text:soft-page-break/>Muy bien. Ya tenemos príncipe. A contratarlo. ¿ y ahora cómo seguimos?-</text:p>
        <text:p text:style-name="P23"><text:span text:style-name="T2">―</text:span><text:span text:style-name="T4">Tranquilos muchachos. Yo sé lo que tengo que hacer. </text:span></text:p>
        <text:p text:style-name="P17">¡ahhhh!!!. Qué listo que era….encima…..Este príncipe era una joyita. </text:p>
        <text:p text:style-name="P17">A ver, nuestra princesa, que se llamaba Lucía. </text:p>
        <text:p text:style-name="P17">¡¡¡¿¿¿Quéeeee, no lo había dicho todavía???!!!!. Pues que fallo. Y gordo. <text:s text:c="2"/>Pues perdonad ¿eh? Que un día tonto lo tiene cualquiera.</text:p>
        <text:p text:style-name="P18"/>
        <text:p text:style-name="P12">[ILUSTRACIÓN: Monigote]</text:p>
        <text:p text:style-name="P17">¿Eh?, ¿quién ha dicho eso? <text:s/>Será mejor seguir con lo nuestro…..</text:p>
        <text:p text:style-name="P16"/>
        <text:p text:style-name="P17"/>
        <text:p text:style-name="P17"><text:soft-page-break/>Como decía, nuestra princesa Lucía que no sabía que era princesa, estaba encerrada en una torre, pero no en una alta y grande, ¡noooo!. La suya era una minitorre. Como la de los pin y pon, pero tenía una puerta muuuuuy grande y era muuuuuy pesada, y ella solita no podía derribarla. Porque no quería abrirla, nooooo. Quería tirarla abajo porque era muy fea. Negra, sin colores y lisa, sin dibujos. Estoy segura de no haber visto una puerta más fea en mi vida.</text:p>
        <text:p text:style-name="P17">Cuando nuestro príncipe, que ya sabemos que era muy listo también, metió el nombre de la torre en internet, la encontró enseguida y salió a buscarla lo más rápido que corría su bici, que era mucho porque ya sabemos que era muy fuerte también. Y atravesando calles y plazas, y…</text:p>
        <text:p text:style-name="P11"/>
        <text:p text:style-name="P11"/>
        <text:p text:style-name="P11">[ILUSTRACIÓN: El príncipe en bici]</text:p>
        <text:p text:style-name="P29"/>
        <text:p text:style-name="P28"><text:soft-page-break/></text:p>
        <text:p text:style-name="P11">[ILUSTRACIÓN: Monigotes]</text:p>
        <text:p text:style-name="P28"><text:span text:style-name="T1">―</text:span>No, no tiene, es que es ecologista…</text:p>
        <text:p text:style-name="P28"/>
        <text:p text:style-name="P11">[ILUSTRACIÓN: Monigotes]</text:p>
        <text:p text:style-name="P27"><text:span text:style-name="T2">―</text:span><text:span text:style-name="T4">¡¡que no, que ya te he dicho que es muy fuerte ¡!. Y déjame que siga hombre….</text:span></text:p>
        <text:p text:style-name="P23"><text:span text:style-name="T3">…</text:span><text:span text:style-name="T4">y carreteras y semáforos y pasos de peatones y….¡bueno!, y todo lo que tiene que atravesar uno cuando quiere ir a un sitio. Pues digo que, cuando hizo todo eso, se plantó de frente junto a la minitorre y gritó bajito (eso es como hablar un poco alto pero sin molestar)</text:span></text:p>
        <text:p text:style-name="P17"/>
        <text:p text:style-name="P17"/>
        <text:p text:style-name="P17"/>
        <text:p text:style-name="P38"><text:soft-page-break/></text:p>
        <text:p text:style-name="P27"><text:span text:style-name="T2">―</text:span><text:span text:style-name="T4">Princesa Lucía…¿ estas ahí?</text:span></text:p>
        <text:p text:style-name="P17">Nada. No se <text:s/>oía nada.</text:p>
        <text:p text:style-name="P27"><text:span text:style-name="T2">―</text:span><text:span text:style-name="T4">Princesa Lucía…¿ ahí estas?</text:span></text:p>
        <text:p text:style-name="P25"><text:line-break/>Que no, que nada, que allí no se oía ni el zumbido de un mosquito, que como todo el mundo sabe es un zumbido mucho más pequeño que el de una mosca. ( anda, mira, si me estoy poniendo yo tan lista como el príncipe). <text:s/></text:p>
        <text:p text:style-name="P11"/>
        <text:p text:style-name="P11">[ILUSTRACIÓN: Monigotes]</text:p>
        <text:p text:style-name="P25">Pero bueno!!,, ya está bien, qué hartita me tenéis….</text:p>
        <text:p text:style-name="P30"/>
        <text:p text:style-name="P17"/>
        <text:p text:style-name="P17"><text:soft-page-break/></text:p>
        <text:p text:style-name="P17"/>
        <text:p text:style-name="P11">[ILUSTRACIÓN (*): La torre y el príncipe con la mano en la oreja escuchando???]</text:p>
        <text:p text:style-name="P17"/>
        <text:p text:style-name="P17">Entonces, y sin avisar, se oyó como una tosecilla. No era mucho, pero ahora el príncipe sabía que sí, que estar, estaba. </text:p>
        <text:p text:style-name="P17">¡Ahhhh!!, ya sabía lo que le pasaba…..¡ no podía abrir la boca!. Llevaba tanto tiempo allí encerrada que para que no se le acabara el aire tenía que respirar despacito y aguantar mucho rato sin decir palabra….Claro, eso estaba pasando porque ella no sabía que tenía poderes ¡! Y tres ¡!!.</text:p>
        <text:p text:style-name="P17">Bueno, sería mejor ponerse manos a la obra cuanto antes. Lo primero es lo primero, la princesa tenía que saber quién era y lo de los poderes…¡¡eso era muy importante!!. </text:p>
        <text:p text:style-name="P17"><text:soft-page-break/>El príncipe cogió una silla y se sentó, porque aunque era muy fuerte sabía que aquello iba a costarle lo suyo y que tendría que estar mucho tiempo hablándole y eso cansa , menos que coger una vaca en brazos, que digo yo que para qué servirá eso, pero cansa.</text:p>
        <text:p text:style-name="P17">Al principio hablaba como en un susurro, muy bajito y despacito, tanto, tanto que, al otro lado, la princesa, no tuvo más remedio que enderezarse un poco para poder escuchar, porque ya le estaba interesando saber quién era aquél muchacho, y qué hacía allí y que es lo que quería…</text:p>
        <text:p text:style-name="P16"/>
        <text:p text:style-name="P24"/>
        <text:p text:style-name="P9">[ILUSTRACIÓN (*): el príncipe hablando???]</text:p>
        <text:p text:style-name="P24"/>
        <text:p text:style-name="P24"/>
        <text:p text:style-name="P24"/>
        <text:p text:style-name="P23"><text:soft-page-break/><text:span text:style-name="T2">”</text:span><text:span text:style-name="T4">Hola princesa. Yo sé que tú no lo sabes, pero eres una princesa, de las de verdad, de las que hay que hacer una reverencia aunque sea chiquitita cuando pasan a su lado. De las que usan ropa de marca buena y cara y la mezclan con las de Zara sin que se note. De las que hacen viajes largos para bailar danzas raras y también se van al pueblo de al lado a comer puchero rico. De las que van corriendo cuando se las llama porque las necesitan y dicen que si con el corazón. De las que…”</text:span></text:p>
        <text:p text:style-name="P17"/>
        <text:p text:style-name="P17">Y habló y habló y habló. Y cada vez más alto y más claro. Y lo que él no sabía es que la princesa, al otro lado, ya estaba totalmente derecha en su cama (¿ah?, ¿que tampoco he dicho que estaba en una cama?, pues sí, la verdad es que muy espabilada no estoy, no…). Es que el muro por dentro era muy pequeño y sólo cabía una cama y para poner otra cosa …¡pues mejor tener algo donde dormir!.</text:p>
        <text:p text:style-name="P17"/>
        <text:p text:style-name="P17"><text:soft-page-break/>Pues bien, ella estaba intrigadísima, cada vez más, no podía dejar de escuchar aquella voz que le iba diciendo quien era y lo que tenía que hacer. Lo último que oyó entonces la dejó patidifusa:</text:p>
        <text:p text:style-name="P23"><text:span text:style-name="T2">“</text:span><text:span text:style-name="T4">Ahora escúchame con atención, ¿sí?”</text:span></text:p>
        <text:p text:style-name="P17">Al otro lado se oyó otra vez una tosecilla, bueno, ya no era tan tosecilla porque ya parecía como cuando mi madre se aclara la voz para empezar a gritar nuestros nombres….</text:p>
        <text:p text:style-name="P17"/>
        <text:p text:style-name="P17"/>
        <text:p text:style-name="P11">[ILUSTRACIÓN (*): La princesa rodeada de tres cajas de colores con los números 1,2,3 ???]</text:p>
        <text:p text:style-name="P17"/>
        <text:p text:style-name="P17"/>
        <text:p text:style-name="P17"><text:soft-page-break/>Eso era un sí. Fijo. Así que siguió.</text:p>
        <text:p text:style-name="P17">“Tú tienes tres poderes que nadie más tiene. Y para que aparezcan de nuevo, porque ya los tenías pero se te han olvidado, tienes que cerrar los ojos y pensar solamente en ellos. <text:s/>Si quieres que te ayude a salir de ahí tienes que echarme una mano. Tú no puedes sola, pero yo tampoco puedo desde aquí. Tenemos que hacer un equipo y lo conseguiremos los dos.”</text:p>
        <text:p text:style-name="P17"/>
        <text:p text:style-name="P39">“Te voy a decir el primer poder que tienes…</text:p>
        <text:p text:style-name="P17"/>
        <text:p text:style-name="P17"/>
        <text:p text:style-name="P17"/>
        <text:p text:style-name="P11">[ILUSTRACIÓN: La peseta]</text:p>
        <text:p text:style-name="P17"/>
        <text:p text:style-name="P17"/>
        <text:p text:style-name="P17"/>
        <text:p text:style-name="P20">...¡¡¡¡EL PODER DE HACER LA PESETA!!!!”. </text:p>
        <text:p text:style-name="P17"/>
        <text:p text:style-name="P17"/>
        <text:p text:style-name="P17"><text:soft-page-break/>Qué de risas que se oyeron desde el otro lado….¿¿el poder de hacer la peseta?, ¡¿pero que dice este chalado?!.</text:p>
        <text:p text:style-name="P17"/>
        <text:p text:style-name="P11"/>
        <text:p text:style-name="P11">[ILUSTRACIÓN (*): La princesa riéndose]</text:p>
        <text:p text:style-name="P17"/>
        <text:p text:style-name="P17">“Escucha, escucha. Sólo tú puedes coger el dedo corazón, el de en medio, y estirarlo un poquito, rápido, sin pararte a pensarlo mucho. Recuerda: sólo tú. Nadie más puede. Cada vez que lo hagas y sin necesidad de abrir la boca podrás ir mandando a paseo todas las cosas que no te gustan o que no quieres o que son feas o que te hacen daño. </text:p>
        <text:p text:style-name="P17">Prueba porfaaaaaa. Si lo haces empezará a desplomarse piedra a piedra esta minitorre que te encierra. Yo desde aquí achucharé contigo. Anda, prueba. “</text:p>
        <text:p text:style-name="P17"/>
        <text:p text:style-name="P11"><text:soft-page-break/></text:p>
        <text:p text:style-name="P17"/>
        <text:p text:style-name="P17"/>
        <text:p text:style-name="P17"/>
        <text:p text:style-name="P17"/>
        <text:p text:style-name="P17"/>
        <text:p text:style-name="P17">“Este muchacho está como una cabra”, pensó la princesa, pero total, no tengo nada que perder y además….¡ estoy de un aburrido!.</text:p>
        <text:p text:style-name="P17">Cerró los ojos como le había dicho y comenzó a pensar en mover el dedo. Al principio costaba- jó, pues si que estaba duro!..., pero se fue concentrando cada vez más, cada vez más y de repente….¡¡¡toma ya, la peseta!!. Al momento se oyó un ruido gordo, como de caerse un piedra..¡¡ claro, si es que se había destrozado una piedra contra el suelo!!. </text:p>
        <text:p text:style-name="P17"><text:soft-page-break/></text:p>
        <text:p text:style-name="P17"/>
        <text:p text:style-name="P17"/>
        <text:p text:style-name="P11">[ILUSTRACIÓN: La niña derribando la torre ]</text:p>
        <text:p text:style-name="P17"/>
        <text:p text:style-name="P17"/>
        <text:p text:style-name="P17">La princesa y el príncipe empezaron a reírse los dos a la vez, cada uno desde su lado. Mientras las piedras caían y caían cada vez con más estruendo y más rápidamente. </text:p>
        <text:p text:style-name="P17">¡¡Zas, toma, haaala ¡!. Qué bien lo hacía….apuntaba y todo…¡ y acertaba siempre!</text:p>
        <text:p text:style-name="P17">Poco a poco, ella con su dedo y él con sus manos consiguieron lo más difícil..¡¡ que no quedase ni una sola piedra de la minitorre!!</text:p>
        <text:p text:style-name="P17"><text:soft-page-break/>De pronto, cuando todo el ruido calló se quedaron los dos mirándose muy fijos frente a frente, sin saber muy bien que decir hasta que la princesa Lucía empezó a dirigir su dedo hacia el príncipe …- ¡eh!, ni se te ocurra….no, no, no…..</text:p>
        <text:p text:style-name="P17">“Que no tonto, que es con otro dedo, jajajajaja ¡!” </text:p>
        <text:p text:style-name="P17">La princesa no podía dejar de reír y de pronto, casi al instante, todos los que estaban a su alrededor empezaron a reír también y a ponerse más derechos y….¡¡ a no arrastrar los pies ¡!!</text:p>
        <text:p text:style-name="P17">A el príncipe se le empezaron a caer dos lagrimones grandes por la cara….- has recobrado tú segundo poder- le gritó por encima del ruido de las risas.</text:p>
        <text:p text:style-name="P23"><text:span text:style-name="T2">―</text:span><text:span text:style-name="T4">¿Ah, si?, y ¿cuál era ese?, le dijo la princesa</text:span></text:p>
        <text:p text:style-name="P17"/>
        <text:p text:style-name="P17"/>
        <text:p text:style-name="P17"><text:soft-page-break/>“Tienes el...</text:p>
        <text:p text:style-name="P18"/>
        <text:p text:style-name="P12"/>
        <text:p text:style-name="P12"/>
        <text:p text:style-name="P12"/>
        <text:p text:style-name="P12">[ILUSTRACIÓN: La niña con muchos niños que están riéndose]</text:p>
        <text:p text:style-name="P19"/>
        <text:p text:style-name="P21"/>
        <text:p text:style-name="P21"/>
        <text:p text:style-name="P21">...¡¡PODER DE HACER REIR A LA GENTE Y DE QUE NO ARRASTREN LOS PIES!!</text:p>
        <text:p text:style-name="P17"/>
        <text:p text:style-name="P17"><text:soft-page-break/>Madre mía, que pedazo de poder ¡!!, y era verdad no había nadie en esa sala abierta, enorme que había quedado después de que desapareciera la minitorre que no estuviera sonriendo. </text:p>
        <text:p text:style-name="P17">“Esto sí que es un poder guay. Me gusta y mucho ¡!- pensó en su cabecita. “</text:p>
        <text:p text:style-name="P17">“Mira, mira a tus súbditos, todos en el reino están ahora felices y derechos “- le seguía gritando el príncipe.</text:p>
        <text:p text:style-name="P17">“¿Pero que súbditos y qué reino? Otra chaladura de este…..”se dijo mientras miraba a su alrededor.</text:p>
        <text:p text:style-name="P17"/>
        <text:p text:style-name="P17"/>
        <text:p text:style-name="P11">[ILUSTRACIÓN (*): La niña sentada en un trono <text:s/>y niños <text:s/>alrededor???]</text:p>
        <text:p text:style-name="P17"/>
        <text:p text:style-name="P17"><text:soft-page-break/>Pero….¿ qué pasó con la cama?...¿ dónde se ha metido? ¡¡ahora es un trono!! ¿ Y toda esta gente que se inclina cuando paso?...Anda, si va a ser verdad. Todo este tiempo he vivido rodeada de los míos y en mi reino…y yo sin darme cuenta. Claaaaaro, como había perdido los poderes ¡!!. </text:p>
        <text:p text:style-name="P17">A medida que iba pasando entre la gente comprobó que todos eran guapos. Unos más que otros, todo hay que decirlo, pero a ninguno disgustaba mirar, todo lo contrario. ¡Qué gusto poder caminar por aquí!- pensó. </text:p>
        <text:p text:style-name="P17">“No quiero dejar de verlos a todos ni un solo día. Tengo que utilizar mi poder más a menudo. No puedo guardarlo otra vez mucho tiempo porque si no, se me olvidará que lo tengo. Y volverán a ser feos y a arrastrar los pies cuando anden….¡ ah no, eso sí que no ¡!“</text:p>
        <text:p text:style-name="P17"/>
        <text:p text:style-name="P17"/>
        <text:p text:style-name="P17"><text:soft-page-break/>A estas alturas la princesa Lucía ya estaba un poco cansadita. Había sido un día muy largo, con muchas emociones, con muchas sorpresas y muchas caras nuevas. Así que decidió volver a su cama que, como por arte de magia dejó de ser un trono por unas horas para dejarla descansar un rato largo. </text:p>
        <text:p text:style-name="P17">“¡¡Madre mía, vaya día ¡!”- iba pensando mientras le entraba el sueño.</text:p>
        <text:p text:style-name="P17">“¡¡¡Uahhhh!!. Vaya bostezo, de este no cierro ya más la boca….”</text:p>
        <text:p text:style-name="P17"/>
        <text:p text:style-name="P39"/>
        <text:p text:style-name="P17"/>
        <text:p text:style-name="P11">[ILUSTRACIÓN: El parque]</text:p>
        <text:p text:style-name="P17"/>
        <text:p text:style-name="P17"/>
        <text:p text:style-name="P17"/>
        <text:p text:style-name="P17">Inmediatamente y sin quererlo se vio en medio de un parque gigante, lleno de árboles verdes y de muchas flores de miles de colores, tenía toboganes, columpios y esas cosas que te dan muchas vueltas y muy rápidas y que a mi hermana la hacen vomitar. Tenía también un césped que parecía una alfombra y había niños por todos lados, muchos niños, corriendo, saltando, gritando, ¡ vamos, haciendo todo lo que tienen que hacer los niños!. Y ella estaba allí, en medio de todo aquél barullo…, pero, ¿ cómo había llegado ¿ y tan rápido?.</text:p>
        <text:p text:style-name="P39">De lejos se oyó otra vez la voz del príncipe susurrándole de nuevo para no despertarla mucho…-.”sshhhh, ¡¡ oye, que ya tienes el tercer poder de nuevo ¡!, ¿ me escuchas?”. “Con tanto gritón a tú alrededor me extrañaría”,- pensaba el muchacho. <text:s/>Ella, entre despierta y dormida le contestó; - ¡¡que sí, que te oigo, pero habla más alto hombre que con estos no me entero ¡!. ¿ qué has dicho del tercer poder?</text:p>
        <text:p text:style-name="P17">“Ofú, y dice que me ha oído…..A ver, que el tercer poder es el de…</text:p>
        <text:p text:style-name="P17"/>
        <text:p text:style-name="P20"/>
        <text:p text:style-name="P20"/>
        <text:p text:style-name="P12">[ILUSTRACIÓN(*): La niña en plan superman por el cielo???]</text:p>
        <text:p text:style-name="P20"/>
        <text:p text:style-name="P20"><text:soft-page-break/></text:p>
        <text:p text:style-name="P20">.</text:p>
        <text:p text:style-name="P20">..¡¡EL PODER DE VOLAR SIN QUE SE NOTE!!</text:p>
        <text:p text:style-name="P17"/>
        <text:p text:style-name="P17"/>
        <text:p text:style-name="P17"/>
        <text:p text:style-name="P17">O sea, que tú estás quieta en un sitio, como ahora ¡vamos!, en tú cama y todos te están viendo pero tú con tu imaginación puedes volar a donde quieras….¡ rápido, seguro y barato!., ¡ qué te parece?, ¿ a que es una pasada?...”</text:p>
        <text:p text:style-name="P17">“¡ Y tanto!, vaya que lo es. Así que,¿ justo, justo antes de que empiece a dormirme profundamente puedo con solo quererlo irme a donde yo quiera y volver cuando me harte? ¡!!. Esto promete…”</text:p>
        <text:p text:style-name="P17"><text:soft-page-break/>Y así, con todas las cosas que le habían pasado ese día tan largo y tan raro, la princesa Lucía fue cayendo en un sueño tranquilo y profundo, sabiendo que tenía un reino y unos súbditos a los que cuidar y que tenía la extraña habilidad de con sólo hacer la peseta tirar abajo todos los muros del mundo y que, si quería, podía plantarse en el sitio más lejos de allí sin que nadie lo notara y volver cuando quisiera. Muchas emociones para un cuerpo tan chiquitito…..</text:p>
        <text:p text:style-name="P16"/>
        <text:p text:style-name="P17"/>
        <text:p text:style-name="P17"/>
        <text:p text:style-name="P12">[ILUSTRACIÓN(*): La niña se queda dormida???]</text:p>
        <text:p text:style-name="P17"/>
        <text:p text:style-name="P17"/>
        <text:p text:style-name="P17"><text:soft-page-break/>No muy lejos, y sólo por si acaso alguien con una capa blanca la observaba sin distraerse, era el príncipe Carlos. ¡¡¿¿cómo, qué, que no dije su nombre, en ningún momento, estáis seguros?, definitivamente hoy no estoy en condiciones….</text:p>
        <text:p text:style-name="P17"/>
        <text:p text:style-name="P11">[ILUSTRACIÓN: monigotes]</text:p>
        <text:p text:style-name="P17"/>
        <text:p text:style-name="P17">” te lo dije, nosotros ya lo sabíamos, mira que llevamos rato avisándote…que…. “ ¡¡SE ACABO, todos a freír espárragos ¡!!. </text:p>
        <text:p text:style-name="P17"/>
        <text:p text:style-name="P17"/>
        <text:p text:style-name="P17"/>
        <text:p text:style-name="P17"/>
        <text:p text:style-name="P17"><text:soft-page-break/>Ahora, por listillos ya no os cuento más cosas de la princesa Lucía y de su príncipe, ni de los viajes que hizo ni de su reino y mucho menos de todo lo que destrozó con su dedo mágico….</text:p>
        <text:p text:style-name="P17"/>
        <text:p text:style-name="P11">[ILUSTRACIÓN: monigotes]</text:p>
        <text:p text:style-name="P11"/>
        <text:p text:style-name="P17">“Si, si, por favor, que ya nunca más te diremos que estás un poco pá llá, que ahora sólo lo pensaremos……”</text:p>
        <text:p text:style-name="P17">¡¡¿¿Qué,??!!!. No tenéis remedio,,,,ni yo tampoco me parece. Bueno eso será otro día ya va siendo hora de recoger y recogerse.</text:p>
        <text:p text:style-name="P17">Y colorín colorado, este cuento chulo se ha acabado ¡!!!.</text:p>
        <text:p text:style-name="P21">FIN</text:p>
        <text:p text:style-name="P16"/>
        <text:p text:style-name="P26"/>
        <text:p text:style-name="P16"/>
        <text:p text:style-name="P16"/>
        <text:p text:style-name="P11"/>
        <text:p text:style-name="P11"/>
        <text:p text:style-name="P11">[ILUSTRACIÓN (*): La cara de la princesa en grande sonriente ???]</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Calibri" svg:font-family="Calibri, 'Segoe U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E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size-complex="12pt"/>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10pt" style:font-size-asian="10pt"/>
    </style:style>
    <style:style style:name="WW8Num27z1" style:family="text">
      <style:text-properties style:font-name="Courier New" fo:font-size="10pt" style:font-size-asian="10pt"/>
    </style:style>
    <style:style style:name="WW8Num27z2" style:family="text">
      <style:text-properties style:font-name="Wingdings" fo:font-size="10pt" style:font-size-asian="10pt"/>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Fuente_20_de_20_párrafo_20_predeter." style:display-name="Fuente de párrafo predeter." style:family="text"/>
    <style:style style:name="_20_Car_20_Car1" style:display-name=" Car Car1" style:family="text" style:parent-style-name="Fuente_20_de_20_párrafo_20_predeter.">
      <style:text-properties fo:font-size="11pt" style:font-size-asian="11pt" style:font-size-complex="11pt"/>
    </style:style>
    <style:style style:name="_20_Car_20_Car" style:display-name=" Car Car" style:family="text" style:parent-style-name="Fuente_20_de_20_párrafo_20_predeter.">
      <style:text-properties fo:font-size="11pt" style:font-size-asian="11pt" style:font-size-complex="11pt"/>
    </style:style>
    <style:style style:name="Page_20_Number" style:display-name="Page Number" style:family="text" style:parent-style-name="Fuente_20_de_20_párrafo_20_predeter."/>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center" style:justify-single-word="false"/>
      <style:text-properties style:font-name="Lucida Handwriting" fo:font-size="12pt" style:font-size-asian="12pt" style:font-size-complex="12pt"/>
    </style:style>
    <style:page-layout style:name="Mpm1" style:page-usage="mirrored">
      <style:page-layout-properties fo:page-width="19.002cm" fo:page-height="19.002cm" style:num-format="1" style:print-orientation="portrait" fo:margin-top="2cm" fo:margin-bottom="2cm" fo:margin-left="3cm" fo:margin-right="2cm" fo:background-color="transparent" style:writing-mode="lr-tb" style:layout-grid-color="#c0c0c0" style:layout-grid-lines="23"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usage="mirrored">
      <style:page-layout-properties fo:page-width="19.002cm" fo:page-height="19.002cm" style:num-format="1" style:print-orientation="portrait" fo:margin-top="2cm" fo:margin-bottom="2cm" fo:margin-left="3cm" fo:margin-right="2cm" style:writing-mode="lr-tb" style:layout-grid-color="#c0c0c0" style:layout-grid-lines="2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19.002cm" fo:page-height="19.002cm" style:num-format="1" style:print-orientation="portrait" fo:margin-top="2cm" fo:margin-bottom="2cm" fo:margin-left="3cm" fo:margin-right="2cm" style:writing-mode="lr-tb" style:layout-grid-color="#c0c0c0" style:layout-grid-lines="2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Página derecha</text:p>
      </style:header>
      <style:header-left>
        <text:p text:style-name="Header">Página izquierda</text:p>
      </style:header-left>
      <style:footer>
        <text:p text:style-name="MP2">Página <text:page-number text:select-page="current">35</text:page-number></text:p>
      </style:footer>
      <style:footer-left>
        <text:p text:style-name="Footer">Página <text:page-number text:select-page="current">35</text:page-number></text:p>
      </style:footer-left>
    </style:master-page>
    <style:master-page style:name="First_20_Page" style:display-name="First Page" style:page-layout-name="Mpm2" style:next-style-name="Standard"/>
    <style:master-page style:name="Convertir_20_1" style:display-name="Convertir 1" style:page-layout-name="Mpm3">
      <style:header>
        <text:p text:style-name="Header"/>
      </style:header>
      <style:footer>
        <text:p text:style-name="MP3"/>
      </style:footer>
    </style:master-page>
    <style:master-page style:name="Convertir_20_2" style:display-name="Convertir 2" style:page-layout-name="Mpm3">
      <style:header>
        <text:p text:style-name="Header"/>
      </style:header>
      <style:footer>
        <text:p text:style-name="MP3"><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Marta Bernal</meta:initial-creator>
    <meta:creation-date>2012-07-13T00:29:00</meta:creation-date>
    <dc:creator>SerriRobli </dc:creator>
    <dc:date>2012-08-06T10:39:48.54</dc:date>
    <meta:print-date>2012-07-13T00:41:00</meta:print-date>
    <meta:editing-cycles>66</meta:editing-cycles>
    <meta:editing-duration>PT07H10M29S</meta:editing-duration>
    <meta:generator>OpenOffice.org/3.1$Win32 OpenOffice.org_project/310m11$Build-9399</meta:generator>
    <meta:document-statistic meta:table-count="0" meta:image-count="0" meta:object-count="0" meta:page-count="35" meta:paragraph-count="112" meta:word-count="3040" meta:character-count="16412"/>
  </office:meta>
</office:document-meta>
</file>